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7b1" officeooo:paragraph-rsid="001827b1"/>
    </style:style>
    <style:style style:name="P2" style:family="paragraph" style:parent-style-name="Standard">
      <style:text-properties fo:font-weight="bold" officeooo:rsid="001827b1" officeooo:paragraph-rsid="001827b1" style:font-weight-asian="bold" style:font-weight-complex="bold"/>
    </style:style>
    <style:style style:name="P3" style:family="paragraph" style:parent-style-name="Standard">
      <style:text-properties fo:font-weight="normal" officeooo:rsid="001827b1" officeooo:paragraph-rsid="001827b1" style:font-weight-asian="normal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 <text:s text:c="5"/><text:span text:style-name="T1">Soumen Mallick</text:span></text:p>
      <text:p text:style-name="P1"/>
      <text:p text:style-name="P1"><text:tab/><text:tab/><text:tab/><text:tab/><text:tab/><text:tab/><text:tab/><text:tab/><text:tab/><text:tab/><text:tab/>+91 9732388937</text:p>
      <text:p text:style-name="P1"><text:tab/><text:tab/><text:tab/><text:tab/><text:tab/><text:tab/><text:tab/><text:tab/><text:tab/><text:tab/><text:tab/>Jhargram, Kolkata</text:p>
      <text:p text:style-name="P2">EDUCATION</text:p>
      <text:p text:style-name="P1"/>
      <text:p text:style-name="P1">B.Tech, Computer Science &amp; Engineering</text:p>
      <text:p text:style-name="P1">College Of Engineering &amp; Management, Kolaghat</text:p>
      <text:p text:style-name="P1">2019 - 2023</text:p>
      <text:p text:style-name="P1">CGPA: 9.50/10</text:p>
      <text:p text:style-name="P1"/>
      <text:p text:style-name="P1">Senior Secondary (XII), Science</text:p>
      <text:p text:style-name="P1">PJI</text:p>
      <text:p text:style-name="P1">(WBCHSE board)</text:p>
      <text:p text:style-name="P1">Year of completion: 2018</text:p>
      <text:p text:style-name="P1"/>
      <text:p text:style-name="P2">TRAININGS</text:p>
      <text:p text:style-name="P2"/>
      <text:p text:style-name="P1">Introduction To Programming With C</text:p>
      <text:p text:style-name="P1">Coursera, Online</text:p>
      <text:p text:style-name="P1">Nov 2020 - Dec 2020</text:p>
      <text:p text:style-name="P1"/>
      <text:p text:style-name="P2">PROJECTS</text:p>
      <text:p text:style-name="P2"/>
      <text:p text:style-name="P3">1.C++ STL Container Implementation</text:p>
      <text:p text:style-name="P2"/>
      <text:p text:style-name="P3">2.BigInteger Implementation in C Language</text:p>
      <text:p text:style-name="P3"/>
      <text:p text:style-name="P1">3.TIC TAC TOE Game with C language and C graphics</text:p>
      <text:p text:style-name="P1">Aug 2021 - Aug 2021</text:p>
      <text:p text:style-name="P1"/>
      <text:p text:style-name="P2">SKILLS </text:p>
      <text:p text:style-name="P3">C , C++ , Data Structure and Algorithms , OOP , SQL , Java , Problem Solving</text:p>
      <text:p text:style-name="P3"/>
      <text:p text:style-name="P1"><text:span text:style-name="T2">ADDITIONAL DETAILS</text:span></text:p>
      <text:p text:style-name="P3"/>
      <text:p text:style-name="P1">● 3 Star Competitive Programmer in</text:p>
      <text:p text:style-name="P1">CodeChef.</text:p>
      <text:p text:style-name="P1">● Intermediate C programmer</text:p>
      <text:p text:style-name="P1">certi ed by HackerRank.</text:p>
      <text:p text:style-name="P1">●Problem Solving certi ed by</text:p>
      <text:p text:style-name="P1">HackerRank.</text:p>
      <text:p text:style-name="P1">● HackerRank Gold badge in C++</text:p>
      <text:p text:style-name="P1">● HackerRank Gold badge in Problem</text:p>
      <text:p text:style-name="P1">Solving</text:p>
      <text:p text:style-name="P1">● Quali ed for 3rd round in SNACKDOWN21 , CodeChef</text:p>
      <text:p text:style-name="P1">(a Worldwide Programming contes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6:19:11.795232099</meta:creation-date>
    <dc:date>2022-06-29T16:28:41.887135137</dc:date>
    <meta:editing-duration>PT9M31S</meta:editing-duration>
    <meta:editing-cycles>1</meta:editing-cycles>
    <meta:document-statistic meta:table-count="0" meta:image-count="0" meta:object-count="0" meta:page-count="1" meta:paragraph-count="35" meta:word-count="140" meta:character-count="881" meta:non-whitespace-character-count="743"/>
    <meta:generator>LibreOffice/7.3.3.2$Linux_X86_64 LibreOffice_project/30$Build-2</meta:generator>
  </office:meta>
</office:document-meta>
</file>